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037" officeooo:paragraph-rsid="001cd037"/>
    </style:style>
    <style:style style:name="P2" style:family="paragraph" style:parent-style-name="Standard">
      <style:text-properties officeooo:rsid="001cd037" officeooo:paragraph-rsid="001e53b1"/>
    </style:style>
    <style:style style:name="P3" style:family="paragraph" style:parent-style-name="Standard">
      <style:text-properties officeooo:rsid="001e53b1" officeooo:paragraph-rsid="001e53b1"/>
    </style:style>
    <style:style style:name="P4" style:family="paragraph" style:parent-style-name="Standard">
      <style:text-properties officeooo:rsid="001fbc94" officeooo:paragraph-rsid="001fbc94"/>
    </style:style>
    <style:style style:name="P5" style:family="paragraph" style:parent-style-name="Standard">
      <style:text-properties officeooo:rsid="00228ecd" officeooo:paragraph-rsid="00228ecd"/>
    </style:style>
    <style:style style:name="P6" style:family="paragraph" style:parent-style-name="Standard">
      <style:text-properties officeooo:rsid="00228ecd" officeooo:paragraph-rsid="0024f5be"/>
    </style:style>
    <style:style style:name="P7" style:family="paragraph" style:parent-style-name="Standard">
      <style:text-properties officeooo:rsid="0024f5be" officeooo:paragraph-rsid="0024f5be"/>
    </style:style>
    <style:style style:name="P8" style:family="paragraph" style:parent-style-name="Standard">
      <style:text-properties officeooo:rsid="001fbc94" officeooo:paragraph-rsid="001fbc94"/>
    </style:style>
    <style:style style:name="P9" style:family="paragraph" style:parent-style-name="Standard">
      <style:text-properties officeooo:rsid="00266e28" officeooo:paragraph-rsid="00266e28"/>
    </style:style>
    <style:style style:name="P10" style:family="paragraph" style:parent-style-name="Standard">
      <style:text-properties officeooo:rsid="0026bd88" officeooo:paragraph-rsid="0026bd88"/>
    </style:style>
    <style:style style:name="T1" style:family="text">
      <style:text-properties officeooo:rsid="001e53b1"/>
    </style:style>
    <style:style style:name="T2" style:family="text">
      <style:text-properties officeooo:rsid="001ea499"/>
    </style:style>
    <style:style style:name="T3" style:family="text">
      <style:text-properties officeooo:rsid="001ea8ab"/>
    </style:style>
    <style:style style:name="T4" style:family="text">
      <style:text-properties officeooo:rsid="00254db1"/>
    </style:style>
    <style:style style:name="T5" style:family="text">
      <style:text-properties officeooo:rsid="00279e27"/>
    </style:style>
    <style:style style:name="T6" style:family="text">
      <style:text-properties officeooo:rsid="002aa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process</text:p>
      <text:p text:style-name="P1">Install pip <text:span text:style-name="T4">and tweepy</text:span></text:p>
      <text:p text:style-name="P1">$ sudo pip install tweepy </text:p>
      <text:p text:style-name="P1"/>
      <text:p text:style-name="P1">Credentials for now</text:p>
      <text:p text:style-name="P1">username: hgkumbhare1 </text:p>
      <text:p text:style-name="P1">password: mind mai hai</text:p>
      <text:p text:style-name="P1">For getting keys https://apps.twitter.com/app/13618622/keys </text:p>
      <text:p text:style-name="P1"/>
      <text:p text:style-name="P1"/>
      <text:p text:style-name="P5">Important links:</text:p>
      <text:p text:style-name="P5">How to tweet:</text:p>
      <text:p text:style-name="P5"><text:a xlink:type="simple" xlink:href="http://stackoverflow.com/questions/19337672/post-tweet-with-tweepy">http://stackoverflow.com/questions/19337672/post-tweet-with-tweepy</text:a></text:p>
      <text:p text:style-name="P5"/>
      <text:p text:style-name="P7">How to retweet:</text:p>
      <text:p text:style-name="P7"><text:a xlink:type="simple" xlink:href="http://stackoverflow.com/questions/5449091/sending-out-twitter-retweets-with-python">http://stackoverflow.com/questions/5449091/sending-out-twitter-retweets-with-python</text:a></text:p>
      <text:p text:style-name="P6"/>
      <text:p text:style-name="P5">How to reply to a tweet:</text:p>
      <text:p text:style-name="P5"><text:a xlink:type="simple" xlink:href="http://stackoverflow.com/questions/9322465/reply-to-tweet-with-tweepy-python">http://stackoverflow.com/questions/9322465/reply-to-tweet-with-tweepy-python</text:a></text:p>
      <text:p text:style-name="P5"/>
      <text:p text:style-name="P1"/>
      <text:p text:style-name="P3">Problems faced:</text:p>
      <text:p text:style-name="P2"/>
      <text:p text:style-name="P2"><text:span text:style-name="T1">Q W</text:span>hy not to name <text:span text:style-name="T2">python </text:span>file twee<text:span text:style-name="T3">p</text:span>y.py?</text:p>
      <text:p text:style-name="P2"><text:s/><text:a xlink:type="simple" xlink:href="https://github.com/tweepy/tweepy/issues/715">https://github.com/tweepy/tweepy/issues/715</text:a></text:p>
      <text:p text:style-name="P2"/>
      <text:p text:style-name="P4">Error:</text:p>
      <text:p text:style-name="P4">From oauthlib.oauth2 import is_secure_transport </text:p>
      <text:p text:style-name="P4">ImportError: cannot import name is_secure_transport </text:p>
      <text:p text:style-name="P4">Solution: <text:a xlink:type="simple" xlink:href="http://stackoverflow.com/questions/26051677/cannot-import-name-is-secure-transport">http://stackoverflow.com/questions/26051677/cannot-import-name-is-secure-transport</text:a></text:p>
      <text:p text:style-name="P4"/>
      <text:p text:style-name="P9">Error: Cannot write to file.txt</text:p>
      <text:p text:style-name="P10">make print(“”) to print(“”).encode(u<text:span text:style-name="T6">tf</text:span>-8);</text:p>
      <text:p text:style-name="P9"><text:a xlink:type="simple" xlink:href="http://stackoverflow.com/questions/16251694/unicodeencodeerror-ascii-codec-cant-encode-character-u-u2026">http://stackoverflow.com/questions/16251694/unicodeencodeerror-ascii-codec-cant-encode-character-u-u2026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7:20:09.735157639</meta:creation-date>
    <dc:date>2017-04-02T17:57:07.439085749</dc:date>
    <meta:editing-duration>PT32M38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74" meta:character-count="958" meta:non-whitespace-character-count="902"/>
  </office:meta>
</office:document-meta>
</file>